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OleObj11" manifest:media-type="application/octet-stream"/>
  <manifest:file-entry manifest:full-path="OleObj12" manifest:media-type="application/octet-stream"/>
  <manifest:file-entry manifest:full-path="OleObj13" manifest:media-type="application/octet-stream"/>
  <manifest:file-entry manifest:full-path="OleObj14" manifest:media-type="application/octet-stream"/>
  <manifest:file-entry manifest:full-path="OleObj15" manifest:media-type="application/octet-stream"/>
  <manifest:file-entry manifest:full-path="OleObj16" manifest:media-type="application/octet-stream"/>
  <manifest:file-entry manifest:full-path="OleObj17" manifest:media-type="application/octet-stream"/>
  <manifest:file-entry manifest:full-path="OleObj18" manifest:media-type="application/octet-stream"/>
  <manifest:file-entry manifest:full-path="OleObj19" manifest:media-type="application/octet-stream"/>
  <manifest:file-entry manifest:full-path="OleObj20" manifest:media-type="application/octet-stream"/>
  <manifest:file-entry manifest:full-path="OleObj21" manifest:media-type="application/octet-stream"/>
  <manifest:file-entry manifest:full-path="OleObj22" manifest:media-type="application/octet-stream"/>
  <manifest:file-entry manifest:full-path="OleObj23" manifest:media-type="application/octet-stream"/>
  <manifest:file-entry manifest:full-path="OleObj24" manifest:media-type="application/octet-stream"/>
  <manifest:file-entry manifest:full-path="OleObj25" manifest:media-type="application/octet-stream"/>
  <manifest:file-entry manifest:full-path="OleObj26" manifest:media-type="application/octet-stream"/>
  <manifest:file-entry manifest:full-path="OleObj27" manifest:media-type="application/octet-stream"/>
  <manifest:file-entry manifest:full-path="OleObj28" manifest:media-type="application/octet-stream"/>
  <manifest:file-entry manifest:full-path="OleObj29" manifest:media-type="application/octet-stream"/>
  <manifest:file-entry manifest:full-path="OleObj30" manifest:media-type="application/octet-stream"/>
  <manifest:file-entry manifest:full-path="OleObj31" manifest:media-type="application/octet-stream"/>
  <manifest:file-entry manifest:full-path="OleObj32" manifest:media-type="application/octet-stream"/>
  <manifest:file-entry manifest:full-path="OleObj33" manifest:media-type="application/octet-stream"/>
  <manifest:file-entry manifest:full-path="OleObj34" manifest:media-type="application/octet-stream"/>
  <manifest:file-entry manifest:full-path="OleObj35" manifest:media-type="application/octet-stream"/>
  <manifest:file-entry manifest:full-path="OleObj36" manifest:media-type="application/octet-stream"/>
  <manifest:file-entry manifest:full-path="OleObj37" manifest:media-type="application/octet-stream"/>
  <manifest:file-entry manifest:full-path="OleObj38" manifest:media-type="application/octet-stream"/>
  <manifest:file-entry manifest:full-path="OleObj39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Calibri" style:font-family-asian="Calibri" style:font-family-complex="Calibri" fo:background-color="transparent" fo:color="#ff0000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fo:color="#0000ff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00.00%" fo:text-align="left" fo:margin-bottom="10.00pt"/>
    </style:style>
    <style:style style:name="P5" style:family="paragraph">
      <style:paragraph-properties fo:line-height="115.00%" fo:text-align="left" fo:margin-bottom="10.00pt"/>
    </style:style>
    <style:style style:name="P6" style:family="paragraph">
      <style:paragraph-properties fo:line-height="100.00%" fo:text-align="left" fo:margin-bottom="10.00pt"/>
    </style:style>
    <style:style style:name="P7" style:family="paragraph">
      <style:paragraph-properties fo:line-height="115.00%" fo:text-align="left" fo:margin-bottom="10.00pt"/>
    </style:style>
    <style:style style:name="P8" style:family="paragraph">
      <style:paragraph-properties fo:line-height="100.00%" fo:text-align="left" fo:margin-bottom="10.00pt"/>
    </style:style>
    <style:style style:name="P9" style:family="paragraph">
      <style:paragraph-properties fo:line-height="115.00%" fo:text-align="left" fo:margin-bottom="10.00pt"/>
    </style:style>
    <style:style style:name="P10" style:family="paragraph">
      <style:paragraph-properties fo:line-height="100.00%" fo:text-align="left" fo:margin-bottom="10.00pt"/>
    </style:style>
    <style:style style:name="P11" style:family="paragraph">
      <style:paragraph-properties fo:line-height="115.00%" fo:text-align="left" fo:margin-bottom="10.00pt"/>
    </style:style>
    <style:style style:name="P12" style:family="paragraph">
      <style:paragraph-properties fo:line-height="100.00%" fo:text-align="left" fo:margin-bottom="10.00pt"/>
    </style:style>
    <style:style style:name="P13" style:family="paragraph">
      <style:paragraph-properties fo:line-height="115.00%" fo:text-align="left" fo:margin-bottom="10.00pt"/>
    </style:style>
    <style:style style:name="P14" style:family="paragraph">
      <style:paragraph-properties fo:line-height="100.00%" fo:text-align="left" fo:margin-bottom="10.00pt"/>
    </style:style>
    <style:style style:name="P15" style:family="paragraph">
      <style:paragraph-properties fo:line-height="115.00%" fo:text-align="left" fo:margin-bottom="10.00pt"/>
    </style:style>
    <style:style style:name="P16" style:family="paragraph">
      <style:paragraph-properties fo:line-height="100.00%" fo:text-align="left" fo:margin-bottom="10.00pt"/>
    </style:style>
    <style:style style:name="P17" style:family="paragraph">
      <style:paragraph-properties fo:line-height="115.00%" fo:text-align="left" fo:margin-bottom="10.00pt"/>
    </style:style>
    <style:style style:name="P18" style:family="paragraph">
      <style:paragraph-properties fo:line-height="100.00%" fo:text-align="left" fo:margin-bottom="10.00pt"/>
    </style:style>
    <style:style style:name="P19" style:family="paragraph">
      <style:paragraph-properties fo:line-height="115.00%" fo:text-align="left" fo:margin-bottom="10.00pt"/>
    </style:style>
    <style:style style:name="P20" style:family="paragraph">
      <style:paragraph-properties fo:line-height="100.00%" fo:text-align="left" fo:margin-bottom="10.00pt"/>
    </style:style>
    <style:style style:name="P21" style:family="paragraph">
      <style:paragraph-properties fo:line-height="115.00%" fo:text-align="left" fo:margin-bottom="10.00pt"/>
    </style:style>
    <style:style style:name="P22" style:family="paragraph">
      <style:paragraph-properties fo:line-height="100.00%" fo:text-align="left" fo:margin-bottom="10.00pt"/>
    </style:style>
    <style:style style:name="P23" style:family="paragraph">
      <style:paragraph-properties fo:line-height="115.00%" fo:text-align="left" fo:margin-bottom="10.00pt"/>
    </style:style>
    <style:style style:name="P24" style:family="paragraph">
      <style:paragraph-properties fo:line-height="100.00%" fo:text-align="left" fo:margin-bottom="10.00pt"/>
    </style:style>
    <style:style style:name="P25" style:family="paragraph">
      <style:paragraph-properties fo:line-height="115.00%" fo:text-align="left" fo:margin-bottom="10.00pt"/>
    </style:style>
    <style:style style:name="P26" style:family="paragraph">
      <style:paragraph-properties fo:line-height="100.00%" fo:text-align="left" fo:margin-bottom="10.00pt"/>
    </style:style>
    <style:style style:name="P27" style:family="paragraph">
      <style:paragraph-properties fo:line-height="115.00%" fo:text-align="left" fo:margin-bottom="10.00pt"/>
    </style:style>
    <style:style style:name="P28" style:family="paragraph">
      <style:paragraph-properties fo:line-height="100.00%" fo:text-align="left" fo:margin-bottom="10.00pt"/>
    </style:style>
    <style:style style:name="P29" style:family="paragraph">
      <style:paragraph-properties fo:line-height="115.00%" fo:text-align="left" fo:margin-bottom="10.00pt"/>
    </style:style>
    <style:style style:name="P30" style:family="paragraph">
      <style:paragraph-properties fo:line-height="100.00%" fo:text-align="left" fo:margin-bottom="10.00pt"/>
    </style:style>
    <style:style style:name="P31" style:family="paragraph">
      <style:paragraph-properties fo:line-height="115.00%" fo:text-align="left" fo:margin-bottom="10.00pt"/>
    </style:style>
    <style:style style:name="P32" style:family="paragraph">
      <style:paragraph-properties fo:line-height="115.00%" fo:text-align="left" fo:margin-left="36.00pt" fo:text-indent="0.00pt" fo:margin-bottom="10.00pt"/>
    </style:style>
    <style:style style:name="P33" style:family="paragraph">
      <style:paragraph-properties fo:line-height="115.00%" fo:text-align="left" fo:margin-bottom="10.00pt"/>
    </style:style>
    <style:style style:name="P34" style:family="paragraph">
      <style:paragraph-properties fo:line-height="100.00%" fo:text-align="left" fo:margin-bottom="10.00pt"/>
    </style:style>
    <style:style style:name="P35" style:family="paragraph">
      <style:paragraph-properties fo:line-height="115.00%" fo:text-align="left" fo:margin-bottom="10.00pt"/>
    </style:style>
    <style:style style:name="P36" style:family="paragraph">
      <style:paragraph-properties fo:line-height="100.00%" fo:text-align="left" fo:margin-bottom="10.00pt"/>
    </style:style>
    <style:style style:name="P37" style:family="paragraph">
      <style:paragraph-properties fo:line-height="115.00%" fo:text-align="left" fo:margin-bottom="10.00pt"/>
    </style:style>
    <style:style style:name="P38" style:family="paragraph">
      <style:paragraph-properties fo:line-height="100.00%" fo:text-align="left" fo:margin-bottom="10.00pt"/>
    </style:style>
    <style:style style:name="P39" style:family="paragraph">
      <style:paragraph-properties fo:line-height="115.00%" fo:text-align="left" fo:margin-bottom="10.00pt"/>
    </style:style>
    <style:style style:name="P40" style:family="paragraph">
      <style:paragraph-properties fo:line-height="100.00%" fo:text-align="left" fo:margin-bottom="10.00pt"/>
    </style:style>
    <style:style style:name="P41" style:family="paragraph">
      <style:paragraph-properties fo:line-height="115.00%" fo:text-align="left" fo:margin-bottom="10.00pt"/>
    </style:style>
    <style:style style:name="P42" style:family="paragraph">
      <style:paragraph-properties fo:line-height="100.00%" fo:text-align="left" fo:margin-bottom="10.00pt"/>
    </style:style>
    <style:style style:name="P43" style:family="paragraph">
      <style:paragraph-properties fo:line-height="115.00%" fo:text-align="left" fo:margin-bottom="10.00pt"/>
    </style:style>
    <style:style style:name="P44" style:family="paragraph">
      <style:paragraph-properties fo:line-height="100.00%" fo:text-align="left" fo:margin-bottom="10.00pt"/>
    </style:style>
    <style:style style:name="P45" style:family="paragraph">
      <style:paragraph-properties fo:line-height="115.00%" fo:text-align="left" fo:margin-bottom="10.00pt"/>
    </style:style>
    <style:style style:name="P46" style:family="paragraph">
      <style:paragraph-properties fo:line-height="100.00%" fo:text-align="left" fo:margin-bottom="10.00pt"/>
    </style:style>
    <style:style style:name="P47" style:family="paragraph">
      <style:paragraph-properties fo:line-height="115.00%" fo:text-align="left" fo:margin-bottom="10.00pt"/>
    </style:style>
    <style:style style:name="P48" style:family="paragraph">
      <style:paragraph-properties fo:line-height="100.00%" fo:text-align="left" fo:margin-bottom="10.00pt"/>
    </style:style>
    <style:style style:name="P49" style:family="paragraph">
      <style:paragraph-properties fo:line-height="115.00%" fo:text-align="left" fo:margin-bottom="10.00pt"/>
    </style:style>
    <style:style style:name="P50" style:family="paragraph">
      <style:paragraph-properties fo:line-height="100.00%" fo:text-align="left" fo:margin-bottom="10.00pt"/>
    </style:style>
    <style:style style:name="P51" style:family="paragraph">
      <style:paragraph-properties fo:line-height="115.00%" fo:text-align="left" fo:margin-bottom="10.00pt"/>
    </style:style>
    <style:style style:name="P52" style:family="paragraph">
      <style:paragraph-properties fo:line-height="100.00%" fo:text-align="left" fo:margin-bottom="10.00pt"/>
    </style:style>
    <style:style style:name="P53" style:family="paragraph">
      <style:paragraph-properties fo:line-height="115.00%" fo:text-align="left" fo:margin-bottom="10.00pt"/>
    </style:style>
    <style:style style:name="P54" style:family="paragraph">
      <style:paragraph-properties fo:line-height="100.00%" fo:text-align="left" fo:margin-bottom="10.00pt"/>
    </style:style>
    <style:style style:name="P55" style:family="paragraph">
      <style:paragraph-properties fo:line-height="115.00%" fo:text-align="left" fo:margin-bottom="10.00pt"/>
    </style:style>
    <style:style style:name="P56" style:family="paragraph">
      <style:paragraph-properties fo:line-height="100.00%" fo:text-align="left" fo:margin-bottom="10.00pt"/>
    </style:style>
    <style:style style:name="P57" style:family="paragraph">
      <style:paragraph-properties fo:line-height="115.00%" fo:text-align="left" fo:margin-bottom="10.00pt"/>
    </style:style>
    <style:style style:name="P58" style:family="paragraph">
      <style:paragraph-properties fo:line-height="100.00%" fo:text-align="left" fo:margin-bottom="10.00pt"/>
    </style:style>
    <style:style style:name="P59" style:family="paragraph">
      <style:paragraph-properties fo:line-height="115.00%" fo:text-align="left" fo:margin-bottom="10.00pt"/>
    </style:style>
    <style:style style:name="P60" style:family="paragraph">
      <style:paragraph-properties fo:line-height="100.00%" fo:text-align="left" fo:margin-bottom="10.00pt"/>
    </style:style>
    <style:style style:name="P61" style:family="paragraph">
      <style:paragraph-properties fo:line-height="115.00%" fo:text-align="left" fo:margin-bottom="10.00pt"/>
    </style:style>
    <style:style style:name="P62" style:family="paragraph">
      <style:paragraph-properties fo:line-height="115.00%" fo:text-align="left" fo:margin-left="36.00pt" fo:text-indent="0.00pt" fo:margin-bottom="10.00pt"/>
    </style:style>
    <style:style style:name="P63" style:family="paragraph">
      <style:paragraph-properties fo:line-height="100.00%" fo:text-align="left" fo:margin-bottom="10.00pt"/>
    </style:style>
    <style:style style:name="P64" style:family="paragraph">
      <style:paragraph-properties fo:line-height="115.00%" fo:text-align="left" fo:margin-bottom="10.00pt"/>
    </style:style>
    <style:style style:name="P65" style:family="paragraph">
      <style:paragraph-properties fo:line-height="100.00%" fo:text-align="left" fo:margin-bottom="10.00pt"/>
    </style:style>
    <style:style style:name="P66" style:family="paragraph">
      <style:paragraph-properties fo:line-height="115.00%" fo:text-align="left" fo:margin-bottom="10.00pt"/>
    </style:style>
    <style:style style:name="P67" style:family="paragraph">
      <style:paragraph-properties fo:line-height="100.00%" fo:text-align="left" fo:margin-bottom="10.00pt"/>
    </style:style>
    <style:style style:name="P68" style:family="paragraph">
      <style:paragraph-properties fo:line-height="115.00%" fo:text-align="left" fo:margin-bottom="10.00pt"/>
    </style:style>
    <style:style style:name="P69" style:family="paragraph">
      <style:paragraph-properties fo:line-height="100.00%" fo:text-align="left" fo:margin-bottom="10.00pt"/>
    </style:style>
    <style:style style:name="P70" style:family="paragraph">
      <style:paragraph-properties fo:line-height="115.00%" fo:text-align="left" fo:margin-bottom="10.00pt"/>
    </style:style>
    <style:style style:name="P71" style:family="paragraph">
      <style:paragraph-properties fo:line-height="100.00%" fo:text-align="left" fo:margin-bottom="10.00pt"/>
    </style:style>
    <style:style style:name="P72" style:family="paragraph">
      <style:paragraph-properties fo:line-height="115.00%" fo:text-align="left" fo:margin-bottom="10.00pt"/>
    </style:style>
    <style:style style:name="P73" style:family="paragraph">
      <style:paragraph-properties fo:line-height="100.00%" fo:text-align="left" fo:margin-bottom="10.00pt"/>
    </style:style>
    <style:style style:name="P74" style:family="paragraph">
      <style:paragraph-properties fo:line-height="115.00%" fo:text-align="left" fo:margin-bottom="10.00pt"/>
    </style:style>
    <style:style style:name="P75" style:family="paragraph">
      <style:paragraph-properties fo:line-height="100.00%" fo:text-align="left" fo:margin-bottom="10.00pt"/>
    </style:style>
    <style:style style:name="P76" style:family="paragraph">
      <style:paragraph-properties fo:line-height="115.00%" fo:text-align="left" fo:margin-bottom="10.00pt"/>
    </style:style>
    <style:style style:name="P77" style:family="paragraph">
      <style:paragraph-properties fo:line-height="100.00%" fo:text-align="left" fo:margin-bottom="10.00pt"/>
    </style:style>
    <style:style style:name="P78" style:family="paragraph">
      <style:paragraph-properties fo:line-height="115.00%" fo:text-align="left" fo:margin-bottom="10.00pt"/>
    </style:style>
    <style:style style:name="P79" style:family="paragraph">
      <style:paragraph-properties fo:line-height="100.00%" fo:text-align="left" fo:margin-bottom="10.00pt"/>
    </style:style>
    <style:style style:name="P80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COMANDOS DE AYUDA DISKPART:</text:span><text:span text:style-name="T2"/></text:p>
      <text:p text:style-name="P1"><text:span text:style-name="T2"/></text:p>
      <text:p text:style-name="P1"><text:span text:style-name="T2">ACTIVE<text:s text:c="6"/>- Marcar la partición seleccionada como partición activa.</text:span></text:p>
      <text:p text:style-name="P1"><text:span text:style-name="T2">ADD<text:s text:c="9"/>- Agregar un reflejo de volumen.</text:span></text:p>
      <text:p text:style-name="P1"><text:span text:style-name="T2">ASSIGN<text:s text:c="6"/>- Asignar una letra de unidad o punto de montaje al volumen</text:span></text:p>
      <text:p text:style-name="P1"><text:span text:style-name="T2"><text:s text:c="14"/>seleccionado.</text:span></text:p>
      <text:p text:style-name="P1"><text:span text:style-name="T2">ATTRIBUTES<text:s text:c="2"/>- Manipular los atributos de volumen o disco.</text:span></text:p>
      <text:p text:style-name="P1"><text:span text:style-name="T2">ATTACH<text:s text:c="6"/>- Expone un archivo de disco virtual.</text:span></text:p>
      <text:p text:style-name="P1"><text:span text:style-name="T2">AUTOMOUNT<text:s text:c="3"/>- Habilitar y deshabilitar el montaje automático de los volúmenes básicos.</text:span></text:p>
      <text:p text:style-name="P1"><text:span text:style-name="T2">BREAK<text:s text:c="7"/>- Separar un conjunto de reflejos.</text:span></text:p>
      <text:p text:style-name="P1"><text:span text:style-name="T2">CLEAN<text:s text:c="7"/>- Borra la información de configuración, o toda la información del</text:span></text:p>
      <text:p text:style-name="P1"><text:span text:style-name="T2"><text:s text:c="14"/>disco.</text:span></text:p>
      <text:p text:style-name="P1"><text:span text:style-name="T2">COMPACT<text:s text:c="5"/>- Intenta reducir el tamaño físico del archivo.</text:span></text:p>
      <text:p text:style-name="P1"><text:span text:style-name="T2">CONVERT<text:s text:c="5"/>- Hacer conversiones entre formatos de disco diferentes.</text:span></text:p>
      <text:p text:style-name="P1"><text:span text:style-name="T2">CREATE<text:s text:c="6"/>- Crear un volumen, una partición o un disco virtual.</text:span></text:p>
      <text:p text:style-name="P1"><text:span text:style-name="T2">DELETE<text:s text:c="6"/>- Eliminar un objeto.</text:span></text:p>
      <text:p text:style-name="P1"><text:span text:style-name="T2">DETAIL<text:s text:c="6"/>- Proporcionar detalles sobre un objeto.</text:span></text:p>
      <text:p text:style-name="P1"><text:span text:style-name="T2">DETACH<text:s text:c="6"/>- Oculta un archivo de disco virtual.</text:span></text:p>
      <text:p text:style-name="P1"><text:span text:style-name="T2">EXIT<text:s text:c="8"/>- Salir de DiskPart.</text:span></text:p>
      <text:p text:style-name="P1"><text:span text:style-name="T2">EXTEND<text:s text:c="6"/>- Extender un volumen.</text:span></text:p>
      <text:p text:style-name="P1"><text:span text:style-name="T2">EXPAND<text:s text:c="6"/>- Expande el tamaño máximo disponible en un disco virtual.</text:span></text:p>
      <text:p text:style-name="P1"><text:span text:style-name="T2">FILESYSTEMS - Mostrar sistemas de archivos actuales y compatibles del volumen.</text:span></text:p>
      <text:p text:style-name="P1"><text:span text:style-name="T2">FORMAT<text:s text:c="6"/>- Formatear el volumen o partición.</text:span></text:p>
      <text:p text:style-name="P1"><text:span text:style-name="T2">GPT<text:s text:c="9"/>- Asignar atributos a la partición GPT seleccionada.</text:span></text:p>
      <text:p text:style-name="P1"><text:span text:style-name="T2">HELP<text:s text:c="8"/>- Mostrar una lista de comandos.</text:span></text:p>
      <text:p text:style-name="P1"><text:span text:style-name="T2">IMPORT<text:s text:c="6"/>- Importar un grupo de disco.</text:span></text:p>
      <text:p text:style-name="P1"><text:span text:style-name="T2">INACTIVE<text:s text:c="4"/>- Marcar la partición seleccionada como inactiva.</text:span></text:p>
      <text:p text:style-name="P1"><text:span text:style-name="T2">LIST<text:s text:c="8"/>- Mostrar una lista de objetos.</text:span></text:p>
      <text:p text:style-name="P1"><text:span text:style-name="T2">MERGE<text:s text:c="7"/>- Combina un disco secundario con sus discos principales.</text:span></text:p>
      <text:p text:style-name="P1"><text:span text:style-name="T2">ONLINE<text:s text:c="6"/>- Poner en línea un objeto marcado actualmente como sin conexión.</text:span></text:p>
      <text:p text:style-name="P1"><text:span text:style-name="T2">OFFLINE<text:s text:c="5"/>- Desconectar un objeto marcado actualmente como en línea.</text:span></text:p>
      <text:p text:style-name="P1"><text:span text:style-name="T2">RECOVER<text:s text:c="5"/>- Actualiza el estado de todos los discos del paquete seleccionado.</text:span></text:p>
      <text:p text:style-name="P1"><text:span text:style-name="T2"><text:s text:c="14"/>Intenta la recuperación en los discos del paquete no válido y</text:span></text:p>
      <text:p text:style-name="P1"><text:span text:style-name="T2"><text:s text:c="14"/>resincroniza los volúmenes reflejados y RAID5 con datos de</text:span></text:p>
      <text:p text:style-name="P1"><text:span text:style-name="T2"><text:s text:c="14"/>paridad o complejo obsoletos.</text:span></text:p>
      <text:p text:style-name="P1"><text:span text:style-name="T2">REM<text:s text:c="9"/>- No hace nada. Usado para comentar scripts.</text:span></text:p>
      <text:p text:style-name="P1"><text:span text:style-name="T2">REMOVE<text:s text:c="6"/>- Quitar una letra de unidad o asignación de punto de montaje.</text:span></text:p>
      <text:p text:style-name="P1"><text:span text:style-name="T2">REPAIR<text:s text:c="6"/>- Reparar un volumen RAID-5 con un miembro con errores.</text:span></text:p>
      <text:p text:style-name="P1"><text:span text:style-name="T2">RESCAN<text:s text:c="6"/>- Reexaminar disco para buscar discos y volúmenes.</text:span></text:p>
      <text:p text:style-name="P1"><text:span text:style-name="T2">RETAIN<text:s text:c="6"/>- Establecer una partición retenida en un volumen simple.</text:span></text:p>
      <text:p text:style-name="P1"><text:span text:style-name="T2">SAN<text:s text:c="9"/>- Mostrar o establecer la directiva SAN para el SO arrancado</text:span></text:p>
      <text:p text:style-name="P1"><text:span text:style-name="T2"><text:s text:c="14"/>actualmente.</text:span></text:p>
      <text:p text:style-name="P1"><text:span text:style-name="T2">SELECT<text:s text:c="6"/>- Cambiar el foco a un objeto.</text:span></text:p>
      <text:p text:style-name="P1"><text:span text:style-name="T2">SETID<text:s text:c="7"/>- Cambiar el tipo de partición.</text:span></text:p>
      <text:p text:style-name="P1"><text:span text:style-name="T2">SHRINK<text:s text:c="6"/>- Reducir el tamaño del volumen seleccionado.</text:span></text:p>
      <text:p text:style-name="P1"><text:span text:style-name="T2">UNIQUEID<text:s text:c="4"/>- Muestra o establece el identificador de tabla de particiones</text:span></text:p>
      <text:p text:style-name="P1"><text:span text:style-name="T2">GUID (GPT) o la firma de registro de arranque maestro (MBR)</text:span></text:p>
      <text:p text:style-name="P1"><text:span text:style-name="T2">de un disco.</text:span></text:p>
      <text:p text:style-name="P1"><text:span text:style-name="T2"/></text:p>
      <text:p text:style-name="P1"><text:span text:style-name="T2">B) Ver los discos que tengo conectados mediante la orden LIST. Se abrirá una ventana con los comandos que la función list tiene disponibles.</text:span></text:p>
      <text:p text:style-name="P2"><draw:frame text:anchor-type="as-char" svg:width="146.58mm" svg:height="46.83mm" style:rel-width="scale" style:rel-height="scale"><draw:object-ole xlink:href="OleObj1"/><draw:image xlink:href="ObjectReplacements/OleObj1"/></draw:frame><text:span text:style-name="T2"/></text:p>
      <text:p text:style-name="P3"><text:span text:style-name="T2">B.1) Ejecuto LIST DISK. Se mostrarán los discos de los que dispone el equipo. (No puedo visualizar una partición si previamente no he seleccionado el disco de trabajo)</text:span></text:p>
      <text:p text:style-name="P4"><draw:frame text:anchor-type="as-char" svg:width="146.58mm" svg:height="46.83mm" style:rel-width="scale" style:rel-height="scale"><draw:object-ole xlink:href="OleObj2"/><draw:image xlink:href="ObjectReplacements/OleObj2"/></draw:frame><text:span text:style-name="T2"/></text:p>
      <text:p text:style-name="P5"><text:span text:style-name="T2">Para visualizar las particiones debo seleccionar el disco y<text:s text:c="2"/>ejecutar el comando LIST PARTITION.</text:span></text:p>
      <text:p text:style-name="P5"><text:span text:style-name="T2">Ej: Cuando no selecciono un disco</text:span></text:p>
      <text:p text:style-name="P6"><draw:frame text:anchor-type="as-char" svg:width="138.11mm" svg:height="36.78mm" style:rel-width="scale" style:rel-height="scale"><draw:object-ole xlink:href="OleObj3"/><draw:image xlink:href="ObjectReplacements/OleObj3"/></draw:frame><text:span text:style-name="T2"/></text:p>
      <text:p text:style-name="P7"><text:span text:style-name="T2">3) Seleccionar un disco: Mediante la función select elegiremos el disco 2 (10 GB de partición, 10 GB disponibles). (</text:span><text:span text:style-name="T3">los discos en windows se numeran del 0 en adelante, las particiones del 1 en adelante</text:span><text:span text:style-name="T4">)</text:span></text:p>
      <text:p text:style-name="P8"><draw:frame text:anchor-type="as-char" svg:width="146.58mm" svg:height="48.15mm" style:rel-width="scale" style:rel-height="scale"><draw:object-ole xlink:href="OleObj4"/><draw:image xlink:href="ObjectReplacements/OleObj4"/></draw:frame><text:span text:style-name="T4"/></text:p>
      <text:p text:style-name="P9"><text:span text:style-name="T5">SELECT DISK 2</text:span></text:p>
      <text:p text:style-name="P9"><text:span text:style-name="T5"/></text:p>
      <text:p text:style-name="P9"><text:span text:style-name="T6">Mostrar particiones: LIST PARTITION (DISCO 2)</text:span></text:p>
      <text:p text:style-name="P10"><draw:frame text:anchor-type="as-char" svg:width="103.72mm" svg:height="14.55mm" style:rel-width="scale" style:rel-height="scale"><draw:object-ole xlink:href="OleObj5"/><draw:image xlink:href="ObjectReplacements/OleObj5"/></draw:frame><text:span text:style-name="T6"/></text:p>
      <text:p text:style-name="P11"><text:span text:style-name="T6"/></text:p>
      <text:p text:style-name="P11"><text:span text:style-name="T6"/></text:p>
      <text:p text:style-name="P11"><text:span text:style-name="T6">SELECT DISK 3 + LIST PARTITION</text:span></text:p>
      <text:p text:style-name="P12"><draw:frame text:anchor-type="as-char" svg:width="137.85mm" svg:height="51.33mm" style:rel-width="scale" style:rel-height="scale"><draw:object-ole xlink:href="OleObj6"/><draw:image xlink:href="ObjectReplacements/OleObj6"/></draw:frame><text:span text:style-name="T6"/></text:p>
      <text:p text:style-name="P13"><text:span text:style-name="T6">D) LIST VOLUME (MUESTRA TODOS LOS VOLÚMENES DE TODOS LOS DISCOS, INDEPENDIENTEMENTE DE HABERLOS SELECCIONADO O NO).</text:span></text:p>
      <text:p text:style-name="P14"><draw:frame text:anchor-type="as-char" svg:width="146.58mm" svg:height="81.76mm" style:rel-width="scale" style:rel-height="scale"><draw:object-ole xlink:href="OleObj7"/><draw:image xlink:href="ObjectReplacements/OleObj7"/></draw:frame><text:span text:style-name="T6"/></text:p>
      <text:p text:style-name="P15"><text:span text:style-name="T6"><text:tab/>0 --&gt; VBox_GAs_5 CDFS:<text:s text:c="2"/>LECTOR DE DISCOS</text:span></text:p>
      <text:p text:style-name="P15"><text:span text:style-name="T6"><text:tab/>19 --&gt; Reservado NFTF: GESTOR DE ARRANQUE</text:span></text:p>
      <text:p text:style-name="P15"><text:span text:style-name="T6">La controladora SAS es prioritaria a SATA, por eso se listan los volúmenes antes. Aunque esta última tenga el sistema operativo</text:span></text:p>
      <text:p text:style-name="P15"><text:span text:style-name="T6">D) VER LOS DISCOS VIRTUALES (DISCOS VINCULADOS A UNA CARPETA POR OCUPACIÓN DE TODAS LAS LETRAS): LIST VDISK.</text:span></text:p>
      <text:p text:style-name="P15"><draw:frame text:anchor-type="as-char" svg:width="93.40mm" svg:height="28.31mm" style:rel-width="scale" style:rel-height="scale"><draw:object-ole xlink:href="OleObj8"/><draw:image xlink:href="ObjectReplacements/OleObj8"/></draw:frame><text:span text:style-name="T6"/></text:p>
      <text:p text:style-name="P15"><text:span text:style-name="T6">PASO 3: CREAR PARTICIONES PARA EL DISCO 2:</text:span></text:p>
      <text:p text:style-name="P15"><text:span text:style-name="T6">SELECT DISK 2</text:span></text:p>
      <text:p text:style-name="P15"><text:span text:style-name="T6">LIST PARTITION (ahora mismo inexistentes).</text:span></text:p>
      <text:p text:style-name="P15"><text:span text:style-name="T6"/></text:p>
      <text:p text:style-name="P15"><text:span text:style-name="T6">a) usaremos el comando create para ver las funcionalidades de este.</text:span></text:p>
      <text:p text:style-name="P16"><draw:frame text:anchor-type="as-char" svg:width="107.16mm" svg:height="35.19mm" style:rel-width="scale" style:rel-height="scale"><draw:object-ole xlink:href="OleObj9"/><draw:image xlink:href="ObjectReplacements/OleObj9"/></draw:frame><text:span text:style-name="T6"/></text:p>
      <text:p text:style-name="P17"><text:span text:style-name="T6">b) Crear particiones de disco: CREATE PARTITION</text:span></text:p>
      <text:p text:style-name="P18"><draw:frame text:anchor-type="as-char" svg:width="137.58mm" svg:height="44.71mm" style:rel-width="scale" style:rel-height="scale"><draw:object-ole xlink:href="OleObj10"/><draw:image xlink:href="ObjectReplacements/OleObj10"/></draw:frame><text:span text:style-name="T6"/></text:p>
      <text:p text:style-name="P19"><text:span text:style-name="T6">EFI: Nuevo sistema de arranque para los equipos modernos (sustituyendo a uefi)</text:span></text:p>
      <text:p text:style-name="P19"><text:span text:style-name="T6">EXTENDED: Crea una partición extendida dentro de una partición lógica</text:span></text:p>
      <text:p text:style-name="P19"><text:span text:style-name="T6">LOGICAL: Crea una partición lógica</text:span></text:p>
      <text:p text:style-name="P19"><text:span text:style-name="T6">MSR: Crea una partición reservada (Ej. disco de aranque)</text:span></text:p>
      <text:p text:style-name="P19"><text:span text:style-name="T6">PRIMARY: Crear partición primaria</text:span></text:p>
      <text:p text:style-name="P19"><text:span text:style-name="T6"/></text:p>
      <text:p text:style-name="P19"><text:span text:style-name="T6">c) CREATE PARTITION PRIMARY</text:span></text:p>
      <text:p text:style-name="P20"><draw:frame text:anchor-type="as-char" svg:width="146.58mm" svg:height="42.07mm" style:rel-width="scale" style:rel-height="scale"><draw:object-ole xlink:href="OleObj11"/><draw:image xlink:href="ObjectReplacements/OleObj11"/></draw:frame><text:span text:style-name="T6"/></text:p>
      <text:p text:style-name="P21"><text:span text:style-name="T6">Se crea una partición de un tamaño de 9GB, debido a que el disco coge 8KB para el gestor MBR. La partición está seleccionada (tiene un *)</text:span></text:p>
      <text:p text:style-name="P21"><text:span text:style-name="T6">5) FORMATEAR LA PARTICIÓN.</text:span></text:p>
      <text:p text:style-name="P21"><text:span text:style-name="T6">Debemos seleccionar la partición (ya está seleccionada al ser la única)</text:span></text:p>
      <text:p text:style-name="P22"><draw:frame text:anchor-type="as-char" svg:width="120.39mm" svg:height="18.79mm" style:rel-width="scale" style:rel-height="scale"><draw:object-ole xlink:href="OleObj12"/><draw:image xlink:href="ObjectReplacements/OleObj12"/></draw:frame><text:span text:style-name="T6"/></text:p>
      <text:p text:style-name="P23"><text:span text:style-name="T6">Formatear esa partición con el comando format. Al formatearla se le asignarñá una letra.</text:span></text:p>
      <text:p text:style-name="P24"><draw:frame text:anchor-type="as-char" svg:width="63.76mm" svg:height="17.99mm" style:rel-width="scale" style:rel-height="scale"><draw:object-ole xlink:href="OleObj13"/><draw:image xlink:href="ObjectReplacements/OleObj13"/></draw:frame><text:span text:style-name="T6"/></text:p>
      <text:p text:style-name="P25"><text:span text:style-name="T6">Ahora, veremos la letra del volumen medianteLIST VOLUME:</text:span></text:p>
      <text:p text:style-name="P26"><draw:frame text:anchor-type="as-char" svg:width="146.58mm" svg:height="98.43mm" style:rel-width="scale" style:rel-height="scale"><draw:object-ole xlink:href="OleObj14"/><draw:image xlink:href="ObjectReplacements/OleObj14"/></draw:frame><text:span text:style-name="T6"/></text:p>
      <text:p text:style-name="P27"><text:span text:style-name="T6">No tiene asignada una letra, por lo cual deberemos asignársela nosotros mediante el comando ASSIGN (Asignará la siguiente letra).</text:span></text:p>
      <text:p text:style-name="P28"><draw:frame text:anchor-type="as-char" svg:width="146.58mm" svg:height="18.52mm" style:rel-width="scale" style:rel-height="scale"><draw:object-ole xlink:href="OleObj15"/><draw:image xlink:href="ObjectReplacements/OleObj15"/></draw:frame><text:span text:style-name="T6"/></text:p>
      <text:p text:style-name="P29"><text:span text:style-name="T6">Si accedo a help assign.</text:span></text:p>
      <text:p text:style-name="P30"><draw:frame text:anchor-type="as-char" svg:width="146.58mm" svg:height="136.53mm" style:rel-width="scale" style:rel-height="scale"><draw:object-ole xlink:href="OleObj16"/><draw:image xlink:href="ObjectReplacements/OleObj16"/></draw:frame><text:span text:style-name="T6"/></text:p>
      <text:p text:style-name="P31"><text:span text:style-name="T6">Si no indicamos la letra, se le asignará la letra siguiente. Pero podemos indicarla a gusto</text:span></text:p>
      <text:p text:style-name="P31"><text:span text:style-name="T6"/></text:p>
      <text:p text:style-name="P31"><text:span text:style-name="T7">PASO 7: BORRAR PARTICIONES.</text:span></text:p>
      <text:p text:style-name="P31"><text:span text:style-name="T8">A) </text:span></text:p>
      <text:p text:style-name="P31"><text:span text:style-name="T8"><text:tab/>SELECT DISK 2</text:span></text:p>
      <text:p text:style-name="P31"><text:span text:style-name="T8"><text:tab/>DISK PARTITION</text:span></text:p>
      <text:p text:style-name="P32"><text:span text:style-name="T8">SELECT PARTITION 1</text:span></text:p>
      <text:p text:style-name="P33"><text:span text:style-name="T8">B) Comprobar si delete disk tiene algún tipo de ayuda:</text:span></text:p>
      <text:p text:style-name="P33"><text:span text:style-name="T8">HELP DELETE DISK<text:s/></text:span><text:span text:style-name="T9"/></text:p>
      <text:p text:style-name="P34"><draw:frame text:anchor-type="as-char" svg:width="146.58mm" svg:height="87.84mm" style:rel-width="scale" style:rel-height="scale"><draw:object-ole xlink:href="OleObj17"/><draw:image xlink:href="ObjectReplacements/OleObj17"/></draw:frame><text:span text:style-name="T10"/></text:p>
      <text:p text:style-name="P35"><text:span text:style-name="T10">Ejecutamos delete disk: Nos dará un error.</text:span></text:p>
      <text:p text:style-name="P36"><draw:frame text:anchor-type="as-char" svg:width="146.58mm" svg:height="82.29mm" style:rel-width="scale" style:rel-height="scale"><draw:object-ole xlink:href="OleObj18"/><draw:image xlink:href="ObjectReplacements/OleObj18"/></draw:frame><text:span text:style-name="T10"/></text:p>
      <text:p text:style-name="P37"><text:span text:style-name="T10">c) Borrar la partición:</text:span></text:p>
      <text:p text:style-name="P37"><text:span text:style-name="T10">HELP DELETE PARTITION (la partición es idéntica a la de HELP DELETE DISK).</text:span></text:p>
      <text:p text:style-name="P38"><draw:frame text:anchor-type="as-char" svg:width="131.76mm" svg:height="68.00mm" style:rel-width="scale" style:rel-height="scale"><draw:object-ole xlink:href="OleObj19"/><draw:image xlink:href="ObjectReplacements/OleObj19"/></draw:frame><text:span text:style-name="T10"/></text:p>
      <text:p text:style-name="P39"><text:span text:style-name="T10">d) Para borrar el disco debemos desactivarlo: Por defecto este está en línea.</text:span></text:p>
      <text:p text:style-name="P39"><text:span text:style-name="T10">OFFLINE DISK.</text:span></text:p>
      <text:p text:style-name="P40"><draw:frame text:anchor-type="as-char" svg:width="146.58mm" svg:height="53.45mm" style:rel-width="scale" style:rel-height="scale"><draw:object-ole xlink:href="OleObj20"/><draw:image xlink:href="ObjectReplacements/OleObj20"/></draw:frame><text:span text:style-name="T10"/></text:p>
      <text:p text:style-name="P41"><text:span text:style-name="T10">e) Activar el disco = en línea.</text:span></text:p>
      <text:p text:style-name="P42"><draw:frame text:anchor-type="as-char" svg:width="124.09mm" svg:height="23.02mm" style:rel-width="scale" style:rel-height="scale"><draw:object-ole xlink:href="OleObj21"/><draw:image xlink:href="ObjectReplacements/OleObj21"/></draw:frame><text:span text:style-name="T10"/></text:p>
      <text:p text:style-name="P43"><text:span text:style-name="T11">PASO 8: CREAR PARTICIONES PRIMARIAS, EXTENDIDAS Y LÓGICAS.</text:span></text:p>
      <text:p text:style-name="P43"><text:span text:style-name="T11"/></text:p>
      <text:p text:style-name="P43"><text:span text:style-name="T12">a) Crear una partición primaria de 3gb</text:span></text:p>
      <text:p text:style-name="P44"><draw:frame text:anchor-type="as-char" svg:width="146.58mm" svg:height="28.31mm" style:rel-width="scale" style:rel-height="scale"><draw:object-ole xlink:href="OleObj22"/><draw:image xlink:href="ObjectReplacements/OleObj22"/></draw:frame><text:span text:style-name="T12"/></text:p>
      <text:p text:style-name="P45"><text:span text:style-name="T12"/></text:p>
      <text:p text:style-name="P46"><draw:frame text:anchor-type="as-char" svg:width="146.58mm" svg:height="39.42mm" style:rel-width="scale" style:rel-height="scale"><draw:object-ole xlink:href="OleObj23"/><draw:image xlink:href="ObjectReplacements/OleObj23"/></draw:frame><text:span text:style-name="T12"/></text:p>
      <text:p text:style-name="P47"><text:span text:style-name="T12">b) Crear partición extendida.</text:span></text:p>
      <text:p text:style-name="P48"><draw:frame text:anchor-type="as-char" svg:width="143.14mm" svg:height="97.37mm" style:rel-width="scale" style:rel-height="scale"><draw:object-ole xlink:href="OleObj24"/><draw:image xlink:href="ObjectReplacements/OleObj24"/></draw:frame><text:span text:style-name="T12"/></text:p>
      <text:p text:style-name="P49"><text:span text:style-name="T12">c) Crear particiones lógicas dentro de la extendida.</text:span></text:p>
      <text:p text:style-name="P49"><text:span text:style-name="T12">HELP CREATE PARTIITON LOGICAL</text:span></text:p>
      <text:p text:style-name="P49"><text:span text:style-name="T12">CREATE PARTITION LOGICAL=2048 MB (CREAR 3)</text:span></text:p>
      <text:p text:style-name="P50"><draw:frame text:anchor-type="as-char" svg:width="146.58mm" svg:height="139.44mm" style:rel-width="scale" style:rel-height="scale"><draw:object-ole xlink:href="OleObj25"/><draw:image xlink:href="ObjectReplacements/OleObj25"/></draw:frame><text:span text:style-name="T12"/></text:p>
      <text:p text:style-name="P51"><text:span text:style-name="T12">Finalmente, crear una lógica de todo el espacio sobrante</text:span></text:p>
      <text:p text:style-name="P52"><draw:frame text:anchor-type="as-char" svg:width="135.73mm" svg:height="59.00mm" style:rel-width="scale" style:rel-height="scale"><draw:object-ole xlink:href="OleObj26"/><draw:image xlink:href="ObjectReplacements/OleObj26"/></draw:frame><text:span text:style-name="T12"/></text:p>
      <text:p text:style-name="P53"><text:span text:style-name="T12">list disk</text:span></text:p>
      <text:p text:style-name="P53"><text:span text:style-name="T12">list volume</text:span></text:p>
      <text:p text:style-name="P53"><text:span text:style-name="T12">select disk 2</text:span></text:p>
      <text:p text:style-name="P53"><text:span text:style-name="T12">list partition</text:span><text:span text:style-name="T13"/></text:p>
      <text:p text:style-name="P53"><text:span text:style-name="T13"/></text:p>
      <text:p text:style-name="P53"><text:span text:style-name="T13">PASO 9:<text:s text:c="2"/>Cambiar el sistema gestor: </text:span></text:p>
      <text:p text:style-name="P53"><text:span text:style-name="T14">Help convert</text:span></text:p>
      <text:p text:style-name="P54"><draw:frame text:anchor-type="as-char" svg:width="146.58mm" svg:height="42.33mm" style:rel-width="scale" style:rel-height="scale"><draw:object-ole xlink:href="OleObj27"/><draw:image xlink:href="ObjectReplacements/OleObj27"/></draw:frame><text:span text:style-name="T14"/></text:p>
      <text:p text:style-name="P55"><text:span text:style-name="T14">A) COnvertir un disco MBR a GPT.</text:span></text:p>
      <text:p text:style-name="P55"><text:span text:style-name="T14">select disk 2</text:span></text:p>
      <text:p text:style-name="P55"><text:span text:style-name="T14">convert GPT (ERROR)</text:span></text:p>
      <text:p text:style-name="P55"><text:span text:style-name="T14"><text:tab/>Solucionar error:</text:span></text:p>
      <text:p text:style-name="P56"><draw:frame text:anchor-type="as-char" svg:width="146.58mm" svg:height="23.02mm" style:rel-width="scale" style:rel-height="scale"><draw:object-ole xlink:href="OleObj28"/><draw:image xlink:href="ObjectReplacements/OleObj28"/></draw:frame><text:span text:style-name="T14"/></text:p>
      <text:p text:style-name="P57"><text:span text:style-name="T14">El formato RAW pertenece a CD y DVD por lo cual no me permite pasarlo a GPT. Debemos transformar el formato RAW en NTFS.</text:span></text:p>
      <text:p text:style-name="P57"><text:span text:style-name="T14"><text:tab/><text:tab/>RAW=CDFS=CDROM</text:span></text:p>
      <text:p text:style-name="P57"><text:span text:style-name="T14">B) CAMBIAR FORMATO</text:span></text:p>
      <text:p text:style-name="P57"><text:span text:style-name="T14">SELECT DISK 2</text:span></text:p>
      <text:p text:style-name="P57"><text:span text:style-name="T14"><text:tab/>b.1) Seleccionar partición de este disco.</text:span></text:p>
      <text:p text:style-name="P57"><text:span text:style-name="T14"><text:tab/>list partition</text:span></text:p>
      <text:p text:style-name="P57"><text:span text:style-name="T14"><text:tab/>select partition 1</text:span></text:p>
      <text:p text:style-name="P57"><text:span text:style-name="T14"><text:tab/>b.2) Formatear la partición asignándole el formato que deseemos. (FS=NTFS)</text:span></text:p>
      <text:p text:style-name="P57"><text:span text:style-name="T14"><text:tab/><text:tab/></text:span><text:span text:style-name="T15">FORMAT FS=NTFS LABEL="DISCO UNO"</text:span></text:p>
      <text:p text:style-name="P58"><draw:frame text:anchor-type="as-char" svg:width="114.83mm" svg:height="33.87mm" style:rel-width="scale" style:rel-height="scale"><draw:object-ole xlink:href="OleObj29"/><draw:image xlink:href="ObjectReplacements/OleObj29"/></draw:frame><text:span text:style-name="T15"/></text:p>
      <text:p text:style-name="P59"><text:span text:style-name="T16"/></text:p>
      <text:p text:style-name="P59"><text:span text:style-name="T16">C) CONVERTIR DISCO BÁSICO (MBR) A DISCO DINÁMICO (GPT)</text:span></text:p>
      <text:p text:style-name="P59"><text:span text:style-name="T16"><text:tab/>LIST DISK</text:span></text:p>
      <text:p text:style-name="P59"><text:span text:style-name="T16"><text:tab/>SELECT DISK 2</text:span></text:p>
      <text:p text:style-name="P59"><text:span text:style-name="T16"><text:tab/>LIST PARTITION</text:span></text:p>
      <text:p text:style-name="P59"><text:span text:style-name="T16"><text:tab/>Convertir el disco seleccionado a GPT</text:span></text:p>
      <text:p text:style-name="P59"><text:span text:style-name="T16"><text:tab/>CONVERT DYNAMIC</text:span></text:p>
      <text:p text:style-name="P60"><draw:frame text:anchor-type="as-char" svg:width="146.58mm" svg:height="19.05mm" style:rel-width="scale" style:rel-height="scale"><draw:object-ole xlink:href="OleObj30"/><draw:image xlink:href="ObjectReplacements/OleObj30"/></draw:frame><text:span text:style-name="T16"/></text:p>
      <text:p text:style-name="P61"><text:span text:style-name="T16"/></text:p>
      <text:p text:style-name="P61"><text:span text:style-name="T16"><text:tab/>LIST DISK</text:span></text:p>
      <text:p text:style-name="P62"><text:span text:style-name="T16">SELECT DISK 2</text:span></text:p>
      <text:p text:style-name="P62"><text:span text:style-name="T16">LIST PARTITION</text:span></text:p>
      <text:p text:style-name="P63"><draw:frame text:anchor-type="as-char" svg:width="162.45mm" svg:height="40.22mm" style:rel-width="scale" style:rel-height="scale"><draw:object-ole xlink:href="OleObj31"/><draw:image xlink:href="ObjectReplacements/OleObj31"/></draw:frame><text:span text:style-name="T16"/></text:p>
      <text:p text:style-name="P64"><text:span text:style-name="T16">D) Asignar una letra o punto de montaje. ENTORNO GRÁFICO o desde el entorno de texto.</text:span></text:p>
      <text:p text:style-name="P64"><text:span text:style-name="T16"><text:tab/>d.1) DESDE EL ENTORNO GRÁFICO.</text:span></text:p>
      <text:p text:style-name="P64"><text:span text:style-name="T16"><text:tab/><text:tab/>sobre la partición DISCO 5</text:span></text:p>
      <text:p text:style-name="P64"><text:span text:style-name="T16"><text:tab/><text:tab/><text:tab/>clic derecho</text:span></text:p>
      <text:p text:style-name="P64"><text:span text:style-name="T16"><text:tab/><text:tab/><text:tab/><text:tab/>cambiar letra y ruta de acceso</text:span></text:p>
      <text:p text:style-name="P64"><text:span text:style-name="T16"><text:tab/><text:tab/><text:tab/><text:tab/><text:tab/>Asignar la letra preferente</text:span></text:p>
      <text:p text:style-name="P64"><text:span text:style-name="T16">E) PASAR DE DISCO DINÁMICO A BÁSICO. (No se puede revertir el paso de básico a dinámico de la unidad C, o sea, el disco de sistema). </text:span></text:p>
      <text:p text:style-name="P64"><text:span text:style-name="T16">Si el disco tiene muchas particiones, no pude volver a crear particiones extendidas (no puede volver a básica). </text:span></text:p>
      <text:p text:style-name="P65"><text:span text:style-name="T16"/></text:p>
      <text:p text:style-name="P66"><text:span text:style-name="T16"/></text:p>
      <text:p text:style-name="P66"><text:span text:style-name="T16">e.1) Borrar 2 particiones de un disco dinámico (clic derecho sobre la partición&gt; eliminar volumen).</text:span></text:p>
      <text:p text:style-name="P66"><draw:frame text:anchor-type="as-char" svg:width="146.58mm" svg:height="23.02mm" style:rel-width="scale" style:rel-height="scale"><draw:object-ole xlink:href="OleObj32"/><draw:image xlink:href="ObjectReplacements/OleObj32"/></draw:frame><text:span text:style-name="T16"/></text:p>
      <text:p text:style-name="P67"><text:span text:style-name="T16">Sigo sin poder pasar el dsco a MBR (básico). A si que elimino otras 2 particiones.</text:span></text:p>
      <text:p text:style-name="P67"><text:span text:style-name="T16"/></text:p>
      <text:p text:style-name="P67"><text:span text:style-name="T16">Tras esto, clic derecho sobre el disco 1&gt; Extender volumen.</text:span></text:p>
      <text:p text:style-name="P67"><draw:frame text:anchor-type="as-char" svg:width="146.58mm" svg:height="114.83mm" style:rel-width="scale" style:rel-height="scale"><draw:object-ole xlink:href="OleObj33"/><draw:image xlink:href="ObjectReplacements/OleObj33"/></draw:frame><text:span text:style-name="T16"/></text:p>
      <text:p text:style-name="P67"><text:span text:style-name="T16"/></text:p>
      <text:p text:style-name="P67"><text:span text:style-name="T16">Le doy a "Siguiente"</text:span></text:p>
      <text:p text:style-name="P68"><text:span text:style-name="T16">Con una única partición, el disco duro no me permite pasarlo a básico, a si que eliminaré la partición.</text:span></text:p>
      <text:p text:style-name="P68"><text:span text:style-name="T16">AL ELIMINAR LA PARTICIÓN, EL DISCO PASA A SER BÁSICO (MBR)</text:span></text:p>
      <text:p text:style-name="P69"><draw:frame text:anchor-type="as-char" svg:width="146.58mm" svg:height="22.49mm" style:rel-width="scale" style:rel-height="scale"><draw:object-ole xlink:href="OleObj34"/><draw:image xlink:href="ObjectReplacements/OleObj34"/></draw:frame><text:span text:style-name="T16"/></text:p>
      <text:p text:style-name="P70"><text:span text:style-name="T16">PARA CONVERTIRLO A GPT: CLIC DERECHO SOBRE DISCO 2&gt; CONVERTIR A GPT.</text:span></text:p>
      <text:p text:style-name="P70"><text:span text:style-name="T16"/></text:p>
      <text:p text:style-name="P70"><text:span text:style-name="T17">GPT COJERÁ 3 2MB, YA QUE SU ESTRUCTURA OCUPA MÁS QUE LA MBR.</text:span></text:p>
      <text:p text:style-name="P70"><text:span text:style-name="T18"/></text:p>
      <text:p text:style-name="P70"><text:span text:style-name="T18">PARA PASAR UN DISCO DE MBR A GPT Y VICEBERSA, ESTAMOS OBLIGADOS A ELIMINAR TODAS SUS PARTICIONES</text:span></text:p>
      <text:p text:style-name="P70"><text:span text:style-name="T19">Crearé una nueva partición (disco GPT) y llamarlo "DISCO UNO".</text:span></text:p>
      <text:p text:style-name="P70"><text:span text:style-name="T19">-Accedemos a DIskpart&gt;list disk</text:span><text:span text:style-name="T20"/></text:p>
      <text:p text:style-name="P71"><draw:frame text:anchor-type="as-char" svg:width="117.48mm" svg:height="47.36mm" style:rel-width="scale" style:rel-height="scale"><draw:object-ole xlink:href="OleObj35"/><draw:image xlink:href="ObjectReplacements/OleObj35"/></draw:frame><text:span text:style-name="T21"/></text:p>
      <text:p text:style-name="P72"><text:span text:style-name="T22">e.3) Crear una partición nueva en un disco gpt</text:span></text:p>
      <text:p text:style-name="P73"><draw:frame text:anchor-type="as-char" svg:width="146.58mm" svg:height="30.69mm" style:rel-width="scale" style:rel-height="scale"><draw:object-ole xlink:href="OleObj36"/><draw:image xlink:href="ObjectReplacements/OleObj36"/></draw:frame><text:span text:style-name="T22"/></text:p>
      <text:p text:style-name="P74"><text:span text:style-name="T22">*PREGUNTA DE EXÁMEN*</text:span></text:p>
      <text:p text:style-name="P74"><text:span text:style-name="T22">MBR [Primarias, Extendidas&gt; Lógicas]</text:span></text:p>
      <text:p text:style-name="P74"><text:span text:style-name="T22">GPT (La más aconsejable para sistemas de 64 bits y para discos de 4TB o más) [LVM (Máximo 128, podemos utilizar 127 ya que la porción reservada requiere de una partición) = PARTICIONES LÓGICAS=PRIMARIAS]</text:span></text:p>
      <text:p text:style-name="P75"><draw:frame text:anchor-type="as-char" svg:width="146.58mm" svg:height="201.61mm" style:rel-width="scale" style:rel-height="scale"><draw:object-ole xlink:href="OleObj37"/><draw:image xlink:href="ObjectReplacements/OleObj37"/></draw:frame><text:span text:style-name="T23"/></text:p>
      <text:p text:style-name="P76"><text:span text:style-name="T24">e.4) Crear una partición extendida.</text:span></text:p>
      <text:p text:style-name="P76"><text:span text:style-name="T24"><text:tab/>CREATE PARTITION EXTENDED</text:span></text:p>
      <text:p text:style-name="P76"><text:span text:style-name="T24"><text:tab/><text:tab/>NO SE PUEDE YA QUE GPT ÚNICAMENTE PERMITE CREAR PARTICIONES PRIMARIAS.</text:span></text:p>
      <text:p text:style-name="P77"><draw:frame text:anchor-type="as-char" svg:width="146.58mm" svg:height="26.99mm" style:rel-width="scale" style:rel-height="scale"><draw:object-ole xlink:href="OleObj38"/><draw:image xlink:href="ObjectReplacements/OleObj38"/></draw:frame><text:span text:style-name="T24"/></text:p>
      <text:p text:style-name="P78"><text:span text:style-name="T24"/></text:p>
      <text:p text:style-name="P78"><text:span text:style-name="T24">f) Generar un nuevo GUID.</text:span></text:p>
      <text:p text:style-name="P79"><draw:frame text:anchor-type="as-char" svg:width="146.58mm" svg:height="21.70mm" style:rel-width="scale" style:rel-height="scale"><draw:object-ole xlink:href="OleObj39"/><draw:image xlink:href="ObjectReplacements/OleObj39"/></draw:frame><text:span text:style-name="T25"/></text:p>
      <text:p text:style-name="P80"><text:span text:style-name="T25"/></text:p>
      <text:p text:style-name="P80"><text:span text:style-name="T26">NOTA: TRABAJO 1: GUID 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